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1000001CF1E3BE90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12.303cm" svg:y="1.651cm" svg:width="4.371cm" svg:height="4.852cm" draw:z-index="0"><draw:image xlink:href="Pictures/10000000000001A1000001CF1E3BE904.jpg" xlink:type="simple" xlink:show="embed" xlink:actuate="onLoad"/></draw:frame>Nombre y Apellido: Juan Angel Dausá </text:p>
      <text:p text:style-name="Standard">Padrón: 92267</text:p>
      <text:p text:style-name="Standard">Nota: 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38S</meta:editing-duration>
    <meta:editing-cycles>4</meta:editing-cycles>
    <meta:generator>LibreOffice/3.3$Win32 LibreOffice_project/330m19$Build-6</meta:generator>
    <dc:date>2011-05-19T19:18:29.03</dc:date>
    <meta:document-statistic meta:table-count="0" meta:image-count="1" meta:object-count="0" meta:page-count="1" meta:paragraph-count="3" meta:word-count="10" meta:character-count="56"/>
    <meta:user-defined meta:name="Info 1"/>
    <meta:user-defined meta:name="Info 2"/>
    <meta:user-defined meta:name="Info 3"/>
    <meta:user-defined meta:name="Info 4"/>
  </office:meta>
</office:document-meta>
</file>